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g BSL to Text script</text:p>
      <text:p text:style-name="Standard"/>
      <text:p text:style-name="P1">Single words</text:p>
      <text:p text:style-name="P4"/>
      <text:p text:style-name="P4">University</text:p>
      <text:p text:style-name="P4">car</text:p>
      <text:p text:style-name="P4">toilet</text:p>
      <text:p text:style-name="P4">clock</text:p>
      <text:p text:style-name="P4">tower</text:p>
      <text:p text:style-name="P4">building</text:p>
      <text:p text:style-name="P4">road</text:p>
      <text:p text:style-name="P4">Guild</text:p>
      <text:p text:style-name="P4">tree</text:p>
      <text:p text:style-name="P4">bar</text:p>
      <text:p text:style-name="P4">information</text:p>
      <text:p text:style-name="P4">point</text:p>
      <text:p text:style-name="Standard">cafe</text:p>
      <text:p text:style-name="Standard">bus<text:line-break/>stop</text:p>
      <text:p text:style-name="Standard">station</text:p>
      <text:p text:style-name="Standard">train</text:p>
      <text:p text:style-name="Standard">taxi</text:p>
      <text:p text:style-name="Standard">rank</text:p>
      <text:p text:style-name="Standard">hospital</text:p>
      <text:p text:style-name="Standard">queen</text:p>
      <text:p text:style-name="Standard">Elizabeth</text:p>
      <text:p text:style-name="Standard">computer</text:p>
      <text:p text:style-name="Standard">suite</text:p>
      <text:p text:style-name="Standard">lift</text:p>
      <text:p text:style-name="Standard">shop</text:p>
      <text:p text:style-name="Standard">cash</text:p>
      <text:p text:style-name="Standard">machine</text:p>
      <text:p text:style-name="Standard">bank</text:p>
      <text:p text:style-name="Standard">society</text:p>
      <text:p text:style-name="Standard">students</text:p>
      <text:p text:style-name="Standard">union</text:p>
      <text:p text:style-name="Standard">Vale</text:p>
      <text:p text:style-name="Standard">Bristol</text:p>
      <text:p text:style-name="Standard">pub</text:p>
      <text:p text:style-name="Standard">the</text:p>
      <text:p text:style-name="Standard">in</text:p>
      <text:p text:style-name="Standard">nearest</text:p>
      <text:p text:style-name="Standard">with</text:p>
      <text:p text:style-name="Standard">without</text:p>
      <text:p text:style-name="Standard">any</text:p>
      <text:p text:style-name="Standard">a</text:p>
      <text:p text:style-name="Standard">news</text:p>
      <text:p text:style-name="Standard">stand</text:p>
      <text:p text:style-name="Standard">institute</text:p>
      <text:p text:style-name="Standard">Barber</text:p>
      <text:p text:style-name="Standard">Atkins</text:p>
      <text:p text:style-name="Standard">Muirhead</text:p>
      <text:p text:style-name="Standard"><text:soft-page-break/>Gisbert</text:p>
      <text:p text:style-name="Standard">Kapp</text:p>
      <text:p text:style-name="Standard">telephone</text:p>
      <text:p text:style-name="P3">Script</text:p>
      <text:p text:style-name="P4"/>
      <text:p text:style-name="P4">Where is the nearest telephone?</text:p>
      <text:p text:style-name="P4">Where is the Gisbert Kapp building?</text:p>
      <text:p text:style-name="P4">Where can I get a taxi?</text:p>
      <text:p text:style-name="P4">When is the next bus to the Vale?</text:p>
      <text:p text:style-name="P4">Which is the quickest way to University Centre?</text:p>
      <text:p text:style-name="P4">How old is the University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Liberation Sans2" style:font-size-asian="12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m Black</meta:initial-creator>
    <meta:creation-date>2008-11-19T12:27:22</meta:creation-date>
    <dc:date>2008-11-24T17:51:16</dc:date>
    <dc:creator>Sam Black</dc:creator>
    <meta:editing-duration>PT05H18M00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3" meta:paragraph-count="59" meta:word-count="97" meta:character-count="514"/>
    <meta:user-defined meta:name="Info 1"/>
    <meta:user-defined meta:name="Info 2"/>
    <meta:user-defined meta:name="Info 3"/>
    <meta:user-defined meta:name="Info 4"/>
  </office:meta>
</office:document-meta>
</file>